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0aae88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19998496" text:id="ct10555311999849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22042192" text:id="ct10555312204219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20061520" text:id="ct10555312006152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5553119998496"/>Adopted as a 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5553122042192"/><text:change-start text:change-id="ct105553120061520"/>Version History<text:change-end text:change-id="ct10555312006152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8:40.613869163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nfiguration Description Information (CDI)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4.1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53M14S</meta:editing-duration>
    <meta:generator>LibreOffice/4.4.0.3$MacOSX_X86_64 LibreOffice_project/de093506bcdc5fafd9023ee680b8c60e3e0645d7</meta:generator>
    <dc:date>2015-02-18T19:28:40.521485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9" meta:character-count="490" meta:non-whitespace-character-count="418"/>
  </office:meta>
</office:document-meta>
</file>